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right" fo:margin-left="2.75pt" fo:text-indent="-2.75pt">
        <style:tab-stops>
          <style:tab-stop style:position="457.6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right" fo:margin-left="2.75pt" fo:text-indent="-2.75pt">
        <style:tab-stops>
          <style:tab-stop style:position="457.6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right" fo:margin-left="2.75pt" fo:text-indent="-2.75pt">
        <style:tab-stops>
          <style:tab-stop style:position="458.45pt"/>
        </style:tab-stops>
      </style:paragraph-properties>
    </style:style>
    <style:style style:name="P21" style:family="paragraph">
      <style:paragraph-properties fo:line-height="100.00%" fo:text-align="left"/>
    </style:style>
    <style:style style:name="TableColumn0100" style:family="table-column">
      <style:table-column-properties style:column-width="6.405556in"/>
    </style:style>
    <style:style style:name="Table01" style:family="table">
      <style:table-properties style:width="6.405556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6.405556in"/>
    </style:style>
    <style:style style:name="Table02" style:family="table">
      <style:table-properties style:width="6.405556in" fo:margin-left="0.000000in" style:writing-mode="lr" table:align="righ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6.393750in"/>
    </style:style>
    <style:style style:name="Table03" style:family="table">
      <style:table-properties style:width="6.393750in" fo:margin-left="0.000000in" style:writing-mode="lr" table:align="righ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6.405556in"/>
    </style:style>
    <style:style style:name="Table04" style:family="table">
      <style:table-properties style:width="6.405556in" fo:margin-left="0.000000in" style:writing-mode="lr" table:align="righ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6.405556in"/>
    </style:style>
    <style:style style:name="Table05" style:family="table">
      <style:table-properties style:width="6.405556in" fo:margin-left="0.000000in" style:writing-mode="lr" table:align="righ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EJERCICIOS SCHEMAS XML</text:span></text:p>
      <text:p text:style-name="P1"><text:span text:style-name="T2"/></text:p>
      <text:p text:style-name="P1"><text:span text:style-name="T3">Valida los siguientes documentos XML frente al correspondiente esquema:</text:span></text:p>
      <text:p text:style-name="P1"><text:span text:style-name="T4">1- 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6">&lt;articulo codigo="a-1345"&gt;&lt;/articulo&gt;</text:span><text:span text:style-name="T7"/></text:p>
          </table:table-cell>
        </table:table-row>
      </table:table>
      <text:p text:style-name="P5"><text:span text:style-name="T7"/></text:p>
      <text:p text:style-name="P5"><text:span text:style-name="T7">&lt;?xml version="1.0" encoding="UTF-8"?&gt;</text:span></text:p>
      <text:p text:style-name="P5"><text:span text:style-name="T7">&lt;xs:schema xmlns:xs="http://www.w3.org/2001/XMLSchema" elementFormDefault="qualified"&gt;</text:span></text:p>
      <text:p text:style-name="P5"><text:span text:style-name="T7"><text:s text:c="4"/>&lt;xs:element name="articulo"&gt;</text:span></text:p>
      <text:p text:style-name="P5"><text:span text:style-name="T7"><text:s text:c="8"/>&lt;xs:complexType&gt;</text:span></text:p>
      <text:p text:style-name="P5"><text:span text:style-name="T7"><text:s text:c="12"/>&lt;xs:attribute name="codigo" type="xs:string"/&gt;</text:span></text:p>
      <text:p text:style-name="P5"><text:span text:style-name="T7"><text:s text:c="8"/>&lt;/xs:complexType&gt;</text:span></text:p>
      <text:p text:style-name="P5"><text:span text:style-name="T7"><text:s text:c="4"/>&lt;/xs:element&gt;</text:span></text:p>
      <text:p text:style-name="P5"><text:span text:style-name="T7">&lt;/xs:schema&gt;</text:span></text:p>
      <text:p text:style-name="P5"><text:span text:style-name="T7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7"><text:span text:style-name="T8">&lt;empleado&gt;</text:span></text:p>
            <text:p text:style-name="P7"><text:span text:style-name="T8"><text:s text:c="2"/>&lt;nombre&gt;Marta&lt;/nombre&gt;</text:span></text:p>
            <text:p text:style-name="P7"><text:span text:style-name="T8"><text:s text:c="2"/>&lt;apellidos&gt;</text:span></text:p>
            <text:p text:style-name="P7"><text:span text:style-name="T8"><text:s text:c="5"/>&lt;apellido1Pérez&lt;/apellido1&gt;</text:span></text:p>
            <text:p text:style-name="P7"><text:span text:style-name="T8"><text:s text:c="4"/>&lt;apellido2&gt;Pérez&lt;/apellido2&gt;</text:span></text:p>
            <text:p text:style-name="P7"><text:span text:style-name="T8"><text:s text:c="3"/>&lt;apellidos&gt;</text:span></text:p>
            <text:p text:style-name="P7"><text:span text:style-name="T8">&lt;/empleado&gt;</text:span><text:span text:style-name="T9"/></text:p>
          </table:table-cell>
        </table:table-row>
      </table:table>
      <text:p text:style-name="P9"><text:span text:style-name="T10"/></text:p>
      <text:p text:style-name="P9"><text:span text:style-name="T10">&lt;?xml version="1.0" encoding="UTF-8"?&gt;</text:span></text:p>
      <text:p text:style-name="P9"><text:span text:style-name="T10">&lt;xs:schema xmlns:xs="http://www.w3.org/2001/XMLSchema" elementFormDefault="qualified"&gt;</text:span></text:p>
      <text:p text:style-name="P9"><text:span text:style-name="T10"><text:s text:c="4"/>&lt;xs:element name="empleado"&gt;</text:span></text:p>
      <text:p text:style-name="P9"><text:span text:style-name="T10"><text:s text:c="8"/>&lt;xs:complexType&gt;</text:span></text:p>
      <text:p text:style-name="P9"><text:span text:style-name="T10"><text:s text:c="12"/>&lt;xs:sequence&gt;</text:span></text:p>
      <text:p text:style-name="P9"><text:span text:style-name="T10"><text:s text:c="12"/>&lt;xs:element name="nombre" type="xs:string"/&gt;</text:span></text:p>
      <text:p text:style-name="P9"><text:span text:style-name="T10"><text:s text:c="12"/>&lt;xs:element name="apellidos"&gt;</text:span></text:p>
      <text:p text:style-name="P9"><text:span text:style-name="T10"><text:s text:c="16"/>&lt;xs:complexType&gt;</text:span></text:p>
      <text:p text:style-name="P9"><text:span text:style-name="T10"><text:s text:c="20"/>&lt;xs:sequence&gt;</text:span></text:p>
      <text:p text:style-name="P9"><text:span text:style-name="T10"><text:s text:c="20"/>&lt;xs:element name="apellido1" type="xs:string"/&gt;</text:span></text:p>
      <text:p text:style-name="P9"><text:span text:style-name="T10"><text:s text:c="20"/>&lt;xs:element name="apellido2" type="xs:string"/&gt;</text:span></text:p>
      <text:p text:style-name="P9"><text:span text:style-name="T10"><text:s text:c="20"/>&lt;/xs:sequence&gt;</text:span></text:p>
      <text:p text:style-name="P9"><text:span text:style-name="T10"><text:s text:c="16"/>&lt;/xs:complexType&gt;</text:span></text:p>
      <text:p text:style-name="P9"><text:span text:style-name="T10"><text:s text:c="12"/>&lt;/xs:element&gt;</text:span></text:p>
      <text:p text:style-name="P9"><text:span text:style-name="T10"><text:s text:c="12"/>&lt;/xs:sequence&gt;</text:span></text:p>
      <text:p text:style-name="P9"><text:span text:style-name="T10"><text:s text:c="8"/>&lt;/xs:complexType&gt;</text:span></text:p>
      <text:p text:style-name="P9"><text:span text:style-name="T10"><text:s text:c="4"/>&lt;/xs:element&gt;</text:span></text:p>
      <text:p text:style-name="P9"><text:span text:style-name="T10">&lt;/xs:schema&gt;</text:span></text:p>
      <text:p text:style-name="P9"><text:span text:style-name="T10"/></text:p>
      <text:p text:style-name="P9"><text:span text:style-name="T10">2-</text:span></text:p>
      <text:p text:style-name="P9"><text:span text:style-name="T11"/></text:p>
      <text:p text:style-name="P9"><text:span text:style-name="T11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1"><text:span text:style-name="T11"/></text:p>
            <text:p text:style-name="P11"><text:span text:style-name="T12">&lt;documento&gt;</text:span></text:p>
            <text:p text:style-name="P11"><text:span text:style-name="T12"><text:s/>Estimado/a &lt;nombre&gt;Pablo Gómez&lt;/nombre&gt;.</text:span></text:p>
            <text:p text:style-name="P11"><text:span text:style-name="T12"><text:s text:c="2"/>Su petición realizada el día:&lt;fecha&gt;2015-03-16&lt;/fecha&gt;</text:span></text:p>
            <text:p text:style-name="P11"><text:span text:style-name="T12"><text:s text:c="2"/>será resuelta el día de hoy a las:&lt;hora&gt;12:10:00&lt;/hora&gt;.</text:span></text:p>
            <text:p text:style-name="P11"><text:span text:style-name="T12">&lt;/documento&gt;</text:span><text:span text:style-name="T13"/></text:p>
          </table:table-cell>
        </table:table-row>
      </table:table>
      <text:p text:style-name="P13"><text:span text:style-name="T13"/></text:p>
      <text:p text:style-name="P13"><text:span text:style-name="T13">&lt;?xml version="1.0" encoding="UTF-8"?&gt;</text:span></text:p>
      <text:p text:style-name="P13"><text:span text:style-name="T13">&lt;xs:schema xmlns:xs="http://www.w3.org/2001/XMLSchema" elementFormDefault="qualified"&gt;</text:span></text:p>
      <text:p text:style-name="P13"><text:span text:style-name="T13"><text:s text:c="4"/>&lt;xs:element name="documento"&gt;</text:span></text:p>
      <text:p text:style-name="P13"><text:span text:style-name="T13"><text:s text:c="8"/>&lt;xs:complexType mixed="true"&gt;</text:span></text:p>
      <text:p text:style-name="P13"><text:span text:style-name="T13"><text:s text:c="12"/>&lt;xs:sequence&gt;</text:span></text:p>
      <text:p text:style-name="P13"><text:span text:style-name="T13"><text:s text:c="16"/>&lt;xs:element name="nombre" type="xs:string"/&gt;</text:span></text:p>
      <text:p text:style-name="P13"><text:span text:style-name="T13"><text:s text:c="16"/>&lt;xs:element name="fecha" type="xs:string"/&gt;</text:span></text:p>
      <text:p text:style-name="P13"><text:span text:style-name="T13"><text:s text:c="16"/>&lt;xs:element name="hora" type="xs:string"/&gt;</text:span></text:p>
      <text:p text:style-name="P13"><text:span text:style-name="T13"><text:s text:c="12"/>&lt;/xs:sequence&gt;</text:span></text:p>
      <text:p text:style-name="P13"><text:span text:style-name="T13"><text:s text:c="8"/>&lt;/xs:complexType&gt;</text:span></text:p>
      <text:p text:style-name="P13"><text:span text:style-name="T13"><text:s text:c="4"/>&lt;/xs:element&gt;</text:span></text:p>
      <text:p text:style-name="P13"><text:span text:style-name="T13">&lt;/xs:schema&gt;</text:span></text:p>
      <text:p text:style-name="P13"><text:span text:style-name="T13"/></text:p>
      <text:p text:style-name="P13"><text:span text:style-name="T14">3-</text:span></text:p>
      <text:p text:style-name="P13"><text:span text:style-name="T15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5"><text:span text:style-name="T16">&lt;encargados clase=”A1”&gt;</text:span></text:p>
            <text:p text:style-name="P15"><text:span text:style-name="T16"><text:s text:c="2"/>&lt;encargado&gt;</text:span></text:p>
            <text:p text:style-name="P15"><text:span text:style-name="T16"><text:s text:c="2"/>&lt;nombre&gt;Manuel&lt;/nombre&gt;</text:span></text:p>
            <text:p text:style-name="P15"><text:span text:style-name="T16"><text:s text:c="2"/>&lt;apellidos&gt;Pérez&lt;/apellidos&gt;</text:span></text:p>
            <text:p text:style-name="P15"><text:span text:style-name="T16">&lt;encargado&gt;</text:span></text:p>
            <text:p text:style-name="P15"><text:span text:style-name="T16"><text:s/>&lt;encargado&gt;</text:span></text:p>
            <text:p text:style-name="P15"><text:span text:style-name="T16"><text:s text:c="2"/>&lt;nombre&gt;Marta&lt;/nombre&gt;</text:span></text:p>
            <text:p text:style-name="P15"><text:span text:style-name="T16"><text:s text:c="2"/>&lt;apellidos&gt;González&lt;/apellidos&gt;</text:span></text:p>
            <text:p text:style-name="P15"><text:span text:style-name="T16">&lt;encargado&gt;</text:span></text:p>
            <text:p text:style-name="P15"><text:span text:style-name="T16">&lt;/encargados&gt;</text:span><text:span text:style-name="T17"/></text:p>
          </table:table-cell>
        </table:table-row>
      </table:table>
      <text:p text:style-name="P17"><text:span text:style-name="T17"/></text:p>
      <text:p text:style-name="P17"><text:span text:style-name="T17">&lt;?xml version="1.0" encoding="UTF-8"?&gt;</text:span></text:p>
      <text:p text:style-name="P17"><text:span text:style-name="T17">&lt;xs:schema xmlns:xs="http://www.w3.org/2001/XMLSchema" elementFormDefault="qualified"&gt;</text:span></text:p>
      <text:p text:style-name="P17"><text:span text:style-name="T17"><text:s text:c="4"/>&lt;xs:element name="encargados"&gt;</text:span></text:p>
      <text:p text:style-name="P17"><text:span text:style-name="T17"><text:s text:c="8"/>&lt;xs:complexType&gt;</text:span></text:p>
      <text:p text:style-name="P17"><text:span text:style-name="T17"><text:s text:c="12"/>&lt;xs:sequence&gt;</text:span></text:p>
      <text:p text:style-name="P17"><text:span text:style-name="T17"><text:s text:c="16"/>&lt;xs:element name="encargado" maxOccurs="2"&gt;</text:span></text:p>
      <text:p text:style-name="P17"><text:span text:style-name="T17"><text:s text:c="20"/>&lt;xs:complexType&gt;</text:span></text:p>
      <text:p text:style-name="P17"><text:span text:style-name="T17"><text:s text:c="24"/>&lt;xs:sequence&gt;</text:span></text:p>
      <text:p text:style-name="P17"><text:span text:style-name="T17"><text:s text:c="28"/>&lt;xs:element name="nombre" type="xs:string"/&gt;</text:span></text:p>
      <text:p text:style-name="P17"><text:span text:style-name="T17"><text:s text:c="28"/>&lt;xs:element name="apellidos" type="xs:string"/&gt;</text:span></text:p>
      <text:p text:style-name="P17"><text:span text:style-name="T17"><text:s text:c="24"/>&lt;/xs:sequence&gt;</text:span></text:p>
      <text:p text:style-name="P17"><text:span text:style-name="T17"><text:s text:c="20"/>&lt;/xs:complexType&gt;</text:span></text:p>
      <text:p text:style-name="P17"><text:span text:style-name="T17"><text:s text:c="16"/>&lt;/xs:element&gt;</text:span></text:p>
      <text:p text:style-name="P17"><text:span text:style-name="T17"><text:s text:c="12"/>&lt;/xs:sequence&gt;</text:span></text:p>
      <text:p text:style-name="P17"><text:span text:style-name="T17"><text:s text:c="16"/>&lt;xs:attribute name="seccion" type="xs:string"/&gt;</text:span></text:p>
      <text:p text:style-name="P17"><text:span text:style-name="T17"><text:s text:c="8"/>&lt;/xs:complexType&gt;</text:span></text:p>
      <text:p text:style-name="P17"><text:span text:style-name="T17"><text:s text:c="4"/>&lt;/xs:element&gt;</text:span></text:p>
      <text:p text:style-name="P17"><text:span text:style-name="T17">&lt;/xs:schema&gt;</text:span></text:p>
      <text:p text:style-name="P17"><text:span text:style-name="T17"/></text:p>
      <text:p text:style-name="P17"><text:span text:style-name="T18">4-</text:span></text:p>
      <text:p text:style-name="P17"><text:span text:style-name="T19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19"><text:span text:style-name="T20">&lt;encargados&gt;</text:span></text:p>
            <text:p text:style-name="P19"><text:span text:style-name="T20"><text:s text:c="2"/>&lt;encargado seccion=”s1”&gt;</text:span></text:p>
            <text:p text:style-name="P19"><text:span text:style-name="T20"><text:s text:c="2"/>&lt;nombre&gt;Marta&lt;/nombre&gt;</text:span></text:p>
            <text:p text:style-name="P19"><text:span text:style-name="T20"><text:s text:c="2"/>&lt;apellidos&gt;Sanchez&lt;/apellidos&gt;</text:span></text:p>
            <text:p text:style-name="P19"><text:span text:style-name="T20">&lt;encargado&gt;</text:span></text:p>
            <text:p text:style-name="P19"><text:span text:style-name="T20"><text:s/>&lt;encargado seccion=”s2”&gt;</text:span></text:p>
            <text:p text:style-name="P19"><text:span text:style-name="T20"><text:s text:c="2"/>&lt;nombre&gt;Mario&lt;/nombre&gt;</text:span></text:p>
            <text:p text:style-name="P19"><text:span text:style-name="T20"><text:s text:c="2"/>&lt;apellidos&gt;Casillas&lt;/apellidos&gt;</text:span></text:p>
            <text:p text:style-name="P19"><text:span text:style-name="T20">&lt;encargado&gt;</text:span></text:p>
            <text:p text:style-name="P19"><text:span text:style-name="T20">&lt;/encargados&gt;</text:span><text:span text:style-name="T21"/></text:p>
          </table:table-cell>
        </table:table-row>
      </table:table>
      <text:p text:style-name="P21"><text:span text:style-name="T21"/></text:p>
      <text:p text:style-name="P21"><text:span text:style-name="T21">&lt;?xml version="1.0" encoding="UTF-8"?&gt;</text:span></text:p>
      <text:p text:style-name="P21"><text:span text:style-name="T21">&lt;xs:schema xmlns:xs="http://www.w3.org/2001/XMLSchema" elementFormDefault="qualified"&gt;</text:span></text:p>
      <text:p text:style-name="P21"><text:span text:style-name="T21"><text:s text:c="4"/>&lt;xs:element name="encargados"&gt;</text:span></text:p>
      <text:p text:style-name="P21"><text:span text:style-name="T21"><text:s text:c="8"/>&lt;xs:complexType&gt;</text:span></text:p>
      <text:p text:style-name="P21"><text:span text:style-name="T21"><text:s text:c="12"/>&lt;xs:sequence&gt;</text:span></text:p>
      <text:p text:style-name="P21"><text:span text:style-name="T21"><text:s text:c="16"/>&lt;xs:element name="encargado" maxOccurs="2"&gt;</text:span></text:p>
      <text:p text:style-name="P21"><text:span text:style-name="T21"><text:s text:c="20"/>&lt;xs:complexType&gt;</text:span></text:p>
      <text:p text:style-name="P21"><text:span text:style-name="T21"><text:s text:c="24"/>&lt;xs:sequence&gt;</text:span></text:p>
      <text:p text:style-name="P21"><text:span text:style-name="T21"><text:s text:c="28"/>&lt;xs:element name="nombre" type="xs:string"/&gt;</text:span></text:p>
      <text:p text:style-name="P21"><text:span text:style-name="T21"><text:s text:c="28"/>&lt;xs:element name="apellidos" type="xs:string"/&gt;</text:span></text:p>
      <text:p text:style-name="P21"><text:span text:style-name="T21"><text:s text:c="24"/>&lt;/xs:sequence&gt;</text:span></text:p>
      <text:p text:style-name="P21"><text:span text:style-name="T21"><text:s text:c="24"/>&lt;xs:attribute name="seccion" type="xs:string"/&gt;</text:span></text:p>
      <text:p text:style-name="P21"><text:span text:style-name="T21"><text:s text:c="20"/>&lt;/xs:complexType&gt;</text:span></text:p>
      <text:p text:style-name="P21"><text:span text:style-name="T21"><text:s text:c="16"/>&lt;/xs:element&gt;</text:span></text:p>
      <text:p text:style-name="P21"><text:span text:style-name="T21"><text:s text:c="12"/>&lt;/xs:sequence&gt;</text:span></text:p>
      <text:p text:style-name="P21"><text:span text:style-name="T21"><text:s text:c="8"/>&lt;/xs:complexType&gt;</text:span></text:p>
      <text:p text:style-name="P21"><text:span text:style-name="T21"><text:s text:c="4"/>&lt;/xs:element&gt;</text:span></text:p>
      <text:p text:style-name="P21"><text:span text:style-name="T21">&lt;/xs:schema&gt;</text:span></text:p>
      <text:p text:style-name="P21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